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style:font-name="Arial Black" fo:font-size="48pt" style:font-size-asian="48pt" style:font-size-complex="48pt"/>
    </style:style>
    <style:style style:name="P2" style:family="paragraph">
      <style:paragraph-properties fo:margin-left="0cm" fo:margin-right="0cm" fo:text-indent="0cm"/>
      <style:text-properties fo:color="#ffffff" style:font-name="Arial Black" fo:font-size="48pt" fo:font-weight="bold" style:font-size-asian="48pt" style:font-size-complex="48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P4" style:family="paragraph">
      <style:paragraph-properties fo:margin-left="0cm" fo:margin-right="0cm" fo:text-indent="0cm"/>
      <style:text-properties style:font-name="Arial Black1" fo:font-size="48pt" style:font-size-asian="48pt" style:font-size-complex="48pt"/>
    </style:style>
    <style:style style:name="P5" style:family="paragraph">
      <style:paragraph-properties fo:margin-left="0cm" fo:margin-right="0cm" fo:text-indent="0cm"/>
      <style:text-properties fo:color="#ffffff" style:font-name="Arial Black1" fo:font-size="48pt" fo:font-weight="bold" style:font-size-asian="48pt" style:font-size-complex="48pt"/>
    </style:style>
    <style:style style:name="P6" style:family="paragraph">
      <style:paragraph-properties fo:margin-left="0.6cm" fo:margin-right="0cm" fo:text-indent="0cm"/>
    </style:style>
    <style:style style:name="T1" style:family="text">
      <style:text-properties fo:color="#ffffff" style:font-name="Arial Black" fo:font-size="48pt" fo:font-weight="bold" style:font-size-asian="48pt" style:font-size-complex="48pt"/>
    </style:style>
    <style:style style:name="T2" style:family="text">
      <style:text-properties fo:color="#ffffff" style:font-name="Arial Black1" fo:font-size="48pt" fo:font-weight="bold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1. Ja wierzę, że to Jezus, wierzę, że</text:span><text:span text:style-name="T1"><text:line-break/></text:span><text:span text:style-name="T1">On Synem Boga jest,</text:span><text:span text:style-name="T1"><text:line-break/></text:span><text:span text:style-name="T1">On zmarł i powstał, aby żyć</text:span><text:span text:style-name="T1"><text:line-break/></text:span><text:span text:style-name="T1">i za cenę śmierci życie dał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5" draw:layer="layout" svg:width="28cm" svg:height="21cm" svg:x="-0.001cm" svg:y="0cm" presentation:class="title" presentation:user-transformed="true">
          <draw:text-box>
            <text:p text:style-name="P4"><text:span text:style-name="T2">ref. Wierzę, że jest tu teraz,</text:span><text:span text:style-name="T2"><text:line-break/></text:span><text:span text:style-name="T2">- On tu teraz jest</text:span><text:span text:style-name="T2"><text:line-break/></text:span><text:span text:style-name="T2">Stoi pośród nas (...)</text:span><text:span text:style-name="T2"><text:line-break/></text:span><text:span text:style-name="T2">Ma moc nas teraz uzdrawiać,</text:span><text:span text:style-name="T2"><text:line-break/></text:span><text:span text:style-name="T2">- Uzdrowienia moc</text:span><text:span text:style-name="T2"><text:line-break/></text:span><text:span text:style-name="T2">Ma przebaczenia da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4"><text:span text:style-name="T2">2. Ja wierzę Tobie, Panie,</text:span><text:span text:style-name="T2"><text:line-break/></text:span><text:span text:style-name="T2">wierzę,</text:span><text:span text:style-name="T2"><text:line-break/></text:span><text:span text:style-name="T2">że Tyś Synem Boga jest.</text:span><text:span text:style-name="T2"><text:line-break/></text:span><text:span text:style-name="T2">Zmarłeś i powstałeś, aby żyć</text:span><text:span text:style-name="T2"><text:line-break/></text:span><text:span text:style-name="T2">i za cenę śmierci życie dać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5" draw:layer="layout" svg:width="28cm" svg:height="21cm" svg:x="0cm" svg:y="0.002cm" presentation:class="title" presentation:user-transformed="true">
          <draw:text-box>
            <text:p text:style-name="P4"><text:span text:style-name="T2">ref. Wierzę, że tutaj jesteś,</text:span><text:span text:style-name="T2"><text:line-break/></text:span><text:span text:style-name="T2">- Ty jesteś tu</text:span><text:span text:style-name="T2"><text:line-break/></text:span><text:span text:style-name="T2">Stoisz pośród nas (...),</text:span><text:span text:style-name="T2"><text:line-break/></text:span><text:span text:style-name="T2">Masz moc nas</text:span><text:span text:style-name="T2"><text:line-break/></text:span><text:span text:style-name="T2">teraz uzdrawiać,</text:span><text:span text:style-name="T2"><text:line-break/></text:span><text:span text:style-name="T2">- Uzdrowienia moc</text:span><text:span text:style-name="T2"><text:line-break/></text:span><text:span text:style-name="T2">Masz przebaczenia da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5-25T17:25:17</meta:creation-date>
    <dc:date>2015-06-01T22:48:58.969000000</dc:date>
    <dc:language>pl-PL</dc:language>
    <meta:editing-cycles>14</meta:editing-cycles>
    <meta:editing-duration>PT14M18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